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7D17E3F2B0649A6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32b206"/>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091d6"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32b206"/>
    </style:style>
    <style:style style:name="P8" style:family="paragraph" style:parent-style-name="Standard">
      <style:text-properties officeooo:paragraph-rsid="002fe16b"/>
    </style:style>
    <style:style style:name="P9" style:family="paragraph" style:parent-style-name="Standard">
      <style:text-properties officeooo:paragraph-rsid="0027a086"/>
    </style:style>
    <style:style style:name="P10" style:family="paragraph" style:parent-style-name="Standard">
      <style:text-properties fo:font-style="normal" style:font-style-asian="normal" style:font-style-complex="normal"/>
    </style:style>
    <style:style style:name="P11" style:family="paragraph" style:parent-style-name="Standard">
      <style:text-properties officeooo:rsid="0021c4ee" officeooo:paragraph-rsid="0021c4ee"/>
    </style:style>
    <style:style style:name="P12" style:family="paragraph" style:parent-style-name="Standard">
      <style:text-properties officeooo:rsid="0023661f" officeooo:paragraph-rsid="0023661f"/>
    </style:style>
    <style:style style:name="P13" style:family="paragraph" style:parent-style-name="Standard">
      <style:text-properties officeooo:paragraph-rsid="00266310"/>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Standard" style:master-page-name="">
      <style:paragraph-properties fo:margin-left="0in" fo:margin-right="0in" fo:margin-top="0in" fo:margin-bottom="0.1181in" style:contextual-spacing="false" fo:orphans="2" fo:widows="2" fo:text-indent="0in" style:auto-text-indent="false" style:page-number="auto" style:writing-mode="lr-tb"/>
    </style:style>
    <style:style style:name="P16" style:family="paragraph" style:parent-style-name="Standard">
      <style:paragraph-properties fo:break-before="page"/>
    </style:style>
    <style:style style:name="P17" style:family="paragraph" style:parent-style-name="Standard">
      <style:paragraph-properties fo:margin-top="0.1201in" fo:margin-bottom="0.1201in" style:contextual-spacing="false"/>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Contents_20_3">
      <style:paragraph-properties>
        <style:tab-stops>
          <style:tab-stop style:position="6.9252in" style:type="right" style:leader-style="dotted" style:leader-text="."/>
        </style:tab-stops>
      </style:paragraph-properties>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Heading_20_1" style:master-page-name="First_20_Page">
      <style:paragraph-properties style:page-number="auto"/>
    </style:style>
    <style:style style:name="P22" style:family="paragraph" style:parent-style-name="Heading_20_3">
      <style:paragraph-properties fo:margin-top="0in" fo:margin-bottom="0.1181in" style:contextual-spacing="false"/>
    </style:style>
    <style:style style:name="P23" style:family="paragraph" style:parent-style-name="Heading_20_3">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24" style:family="paragraph" style:parent-style-name="Heading_20_3">
      <style:text-properties officeooo:rsid="00222c84" officeooo:paragraph-rsid="00222c84"/>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2">
      <style:text-properties officeooo:rsid="001e1db3" officeooo:paragraph-rsid="001e1db3"/>
    </style:style>
    <style:style style:name="P28" style:family="paragraph">
      <style:paragraph-properties style:writing-mode="lr-tb"/>
      <style:text-properties style:font-name="Liberation Sans" fo:font-size="1pt"/>
    </style:style>
    <style:style style:name="P29"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officeooo:rsid="0016888d" style:font-size-asian="8pt" style:font-size-complex="8pt"/>
    </style:style>
    <style:style style:name="T2" style:family="text">
      <style:text-properties fo:font-size="8pt" officeooo:rsid="002091d6" style:font-size-asian="8pt" style:font-size-complex="8pt"/>
    </style:style>
    <style:style style:name="T3" style:family="text">
      <style:text-properties officeooo:rsid="0021c4ee"/>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21c4ee"/>
    </style:style>
    <style:style style:name="T6" style:family="text">
      <style:text-properties style:text-underline-style="solid" style:text-underline-width="auto" style:text-underline-color="font-color" officeooo:rsid="002f9500"/>
    </style:style>
    <style:style style:name="T7" style:family="text">
      <style:text-properties style:text-underline-style="solid" style:text-underline-width="auto" style:text-underline-color="font-color" officeooo:rsid="00307358"/>
    </style:style>
    <style:style style:name="T8" style:family="text">
      <style:text-properties style:text-underline-style="solid" style:text-underline-width="auto" style:text-underline-color="font-color" officeooo:rsid="00266310"/>
    </style:style>
    <style:style style:name="T9"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1e1db3"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1eacc3"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1f3fb0"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21c4ee"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222c84"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23661f"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266310"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27a086"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officeooo:rsid="0038390e"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officeooo:rsid="00257d65"/>
    </style:style>
    <style:style style:name="T21" style:family="text">
      <style:text-properties style:text-position="super 58%"/>
    </style:style>
    <style:style style:name="T22" style:family="text">
      <style:text-properties officeooo:rsid="001e1db3"/>
    </style:style>
    <style:style style:name="T23" style:family="text">
      <style:text-properties officeooo:rsid="001f3fb0"/>
    </style:style>
    <style:style style:name="T24" style:family="text">
      <style:text-properties officeooo:rsid="0021a92f"/>
    </style:style>
    <style:style style:name="T25" style:family="text">
      <style:text-properties officeooo:rsid="00244704"/>
    </style:style>
    <style:style style:name="T26" style:family="text">
      <style:text-properties officeooo:rsid="0025d4d1"/>
    </style:style>
    <style:style style:name="T27" style:family="text">
      <style:text-properties officeooo:rsid="00266310"/>
    </style:style>
    <style:style style:name="T28" style:family="text">
      <style:text-properties officeooo:rsid="002f9500"/>
    </style:style>
    <style:style style:name="T29" style:family="text">
      <style:text-properties officeooo:rsid="002a3d32"/>
    </style:style>
    <style:style style:name="T30" style:family="text">
      <style:text-properties officeooo:rsid="002f3159"/>
    </style:style>
    <style:style style:name="T31" style:family="text">
      <style:text-properties officeooo:rsid="002fe16b"/>
    </style:style>
    <style:style style:name="T32" style:family="text">
      <style:text-properties officeooo:rsid="0038390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433537624336" text:id="ct94433537624336">
          <text:insertion>
            <office:change-info>
              <dc:creator>Stuart Baker</dc:creator>
              <dc:date>2023-03-30T23:23:29</dc:date>
            </office:change-info>
          </text:insertion>
        </text:changed-region>
        <text:changed-region xml:id="ct94433616632048" text:id="ct94433616632048">
          <text:insertion>
            <office:change-info>
              <dc:creator>Stuart Baker</dc:creator>
              <dc:date>2023-03-30T23:23:33</dc:date>
            </office:change-info>
          </text:insertion>
        </text:changed-region>
        <text:changed-region xml:id="ct94433539550032" text:id="ct94433539550032">
          <text:insertion>
            <office:change-info>
              <dc:creator>Stuart Baker</dc:creator>
              <dc:date>2023-03-30T23:23:36</dc:date>
            </office:change-info>
          </text:insertion>
        </text:changed-region>
        <text:changed-region xml:id="ct94433583534656" text:id="ct94433583534656">
          <text:insertion>
            <office:change-info>
              <dc:creator>Stuart Baker</dc:creator>
              <dc:date>2023-03-30T23:23:39</dc:date>
            </office:change-info>
          </text:insertion>
        </text:changed-region>
        <text:changed-region xml:id="ct94433543043280" text:id="ct94433543043280">
          <text:insertion>
            <office:change-info>
              <dc:creator>Stuart Baker</dc:creator>
              <dc:date>2023-03-30T23:23:4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Introduction</text:h>
      <text:p text:style-name="Standard">This technical note contains informative discussion and background for the corresponding “OpenLCB Unique Identifiers Standard”.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Originally, OpenLCB <text:span text:style-name="T24">Unique Identifiers </text:span>was defined in terms of 48-bit unique “Node IDs”. <text:s/>Other uses were found for these <text:span text:style-name="T24">identifier</text:span>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References and Context</text:h>
      <text:h text:style-name="Heading_20_2" text:outline-level="2">Format</text:h>
      <text:p text:style-name="Standard">The Standards don't require any particular human-readable format for input and output, but hex-pairs with separators (example: <text:s/>01.AB.34.01.CD.E3) are recommended by the Common Information TN. If<text:span text:style-name="T9"> any other format is used, including </text:span>decimal pairs, it's very important to make it clear how to interpret it.</text:p>
      <text:p text:style-name="Standard">There are many methods to store a Unique Identifier, and <text:span text:style-name="T3">there</text:span> <text:span text:style-name="T3">i</text:span>s no constrain<text:span text:style-name="T3">t</text:span> <text:span text:style-name="T3">placed</text:span> by th<text:span text:style-name="T3">e</text:span> <text:span text:style-name="T3">Unique Identifier </text:span>Standard <text:span text:style-name="T3">on how a Unique Identifier is stored</text:span>. It could be stored in a non-volatile memory, as jumpers on a board, etc.</text:p>
      <text:h text:style-name="Heading_20_2" text:outline-level="2"><text:soft-page-break/>Allocation</text:h>
      <text:h text:style-name="Heading_20_3" text:outline-level="3"><text:bookmark-start text:name="__RefHeading__4843_53554088"/>Overview<text:bookmark-end text:name="__RefHeading__4843_53554088"/></text:h>
      <text:p text:style-name="Standard">Unique Identifiers are assigned via a delegation process. At the highest level, ranges are assigned to people and organizations, within which they are responsible for assigning <text:span text:style-name="T3">U</text:span>nique <text:span text:style-name="T3">I</text:span>dentifiers to separate devices. These ranges can be subdivided and delegated further, as needed. Additional ranges can then be requested, which will eventually be recorded in the Unique Identifier Standard <text:span text:style-name="T3">or the Unique Identifier Appendix as appropriate</text:span>. <text:s/>The OpenLCB organization reserves the right to allocate Unique Identifiers within a separate database in real-time and periodically update the Unique Identifier <text:span text:style-name="T3">Appendix</text:span> document from this database. <text:s/>In the unlikely event that a conflict shall arise between OpenLCB managed real-time database and the Unique Identifiers <text:span text:style-name="T3">Appendix</text:span>, the Unique Identifiers <text:span text:style-name="T3">Appendix </text:span>,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text:span text:style-name="T3">N</text:span>ode IDs, but assigning a range to every member makes it easy for those who want to, at a total cost of less than 0.0016% of the available Unique Identifier space.</text:p>
      <text:p text:style-name="Standard"><text:span text:style-name="T4">In the delegated assignments, the lower order byte(s) are self-assigned. </text:span><text:span text:style-name="T5">Though not strictly required, by convention, t</text:span><text:span text:style-name="T4">he value of zero <text:s/></text:span><text:span text:style-name="T5">for the lower self-assigned byte(s) </text:span><text:span text:style-name="T4">should be reserved, indicating that a number within the range hasn't been assigned</text:span>. </text:p>
      <text:p text:style-name="P10">The high byte of each range is different for each type of assignment, making it easy to determine the allocation pattern in use for a particular Unique Identifier.</text:p>
      <text:p text:style-name="P10">Allocations are meant to be unique forever, so the standard requires that new allocation ranges not overlap existing ones, and allocation regions not be reused later.</text:p>
      <text:h text:style-name="Heading_20_3" text:outline-level="3">Reserved Leading Zero</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22" text:outline-level="3">Well-Known Global Identifiers</text:h>
      <text:p text:style-name="Standard">In addition to use as <text:span text:style-name="T3">N</text:span>ode <text:span text:style-name="T3">I</text:span>dentifiers (Node IDs), OpenLCB <text:span text:style-name="T3">U</text:span>nique <text:span text:style-name="T3">I</text:span>dentifiers are used to ensure uniqueness of specific global event identifiers and for other purposes. <text:s/>These numbers must be allocated so that they are kept unique. <text:s/>The identifiers specified in this section are of that type.</text:p>
      <text:p text:style-name="P15">Note that the detailed use of these identifiers <text:span text:style-name="T9">is specified elsewhere. In some cases, the protocols are still being developed, and the entry here is just reserving a range for a specific future use.</text:span></text:p>
      <text:h text:style-name="P23" text:outline-level="3"><text:bookmark-start text:name="__RefHeading__4897_53554088"/><text:soft-page-break/>Manufacture<text:span text:style-name="T22">r</text:span> Specific<text:bookmark-end text:name="__RefHeading__4897_53554088"/></text:h>
      <text:p text:style-name="P17"><text:span text:style-name="T9">This group of Unique Identifiers is reserved specifically for manufacture</text:span><text:span text:style-name="T10">r</text:span><text:span text:style-name="T9">s. <text:s/>Manufacturers may request a range of Unique Identifiers for use within their products. <text:s/>A Manufacturer may assign the Unique Identifiers within their allocated range at their own discretion so long as every assignment is unique.</text:span></text:p>
      <text:p text:style-name="Standard"><text:span text:style-name="T9">A manufacture</text:span><text:span text:style-name="T10">r</text:span><text:span text:style-name="T9"> is not required to assign Unique Identifiers sequentially. <text:s/>They may choose their own arbitrary scheme that could be based on product type, manufacture date, or some other method of their choosing. <text:s/>Though it is </text:span><text:span text:style-name="T13">strongly recommended</text:span><text:span text:style-name="T9"> for a manufacture</text:span><text:span text:style-name="T10">r</text:span><text:span text:style-name="T9"> to make reasonably efficient use of their self-assigned space, should a manufacture</text:span><text:span text:style-name="T10">r</text:span><text:span text:style-name="T9"> require additional space, it may be requested, and granted, without the requirement of having used every last available Unique Identifier within a previously assigned space. <text:s/>Manufacture</text:span><text:span text:style-name="T11">r</text:span><text:span text:style-name="T9">s are not required to publicly disclose their allocation scheme for Unique Identifiers.</text:span></text:p>
      <text:p text:style-name="Standard"><text:span text:style-name="T9">In order to encourage existing manufacturers to participate in developing OpenLCB products, every DCC manufacturer </text:span><text:span text:style-name="T10">h</text:span><text:span text:style-name="T9">as already been allocated a 24-bit region within which to self-assign Unique Identifiers from. <text:s/>The DIY, JMRI, MERG, and NMRA Reserved spaces are sub-sets of the DCC manufacture</text:span><text:span text:style-name="T12">r</text:span><text:span text:style-name="T9"> space and are consistent with the DCC ID's already assigned for these purposes in the NMRA standards doc “S-9.2.2 Appendix A, DCC Manufacturer ID Codes”. <text:s/>They are singled out only for the purpose of drawing attention to the fact that they exist and not for any other purpose.</text:span></text:p>
      <text:p text:style-name="P11"><text:span text:style-name="T9">Only those DCC manufacture</text:span><text:change-start text:change-id="ct94433537624336"/><text:span text:style-name="T18">r</text:span><text:change-end text:change-id="ct94433537624336"/><text:span text:style-name="T9">s assigned a short (8-bit) DCC manufacturer ID have allocations in this region. <text:s/>For those manufacture</text:span><text:change-start text:change-id="ct94433616632048"/><text:span text:style-name="T18">r</text:span><text:change-end text:change-id="ct94433616632048"/><text:span text:style-name="T9">s that obtain a long (16-bit) DCC manufacture ID, please see section </text:span><text:span text:style-name="T9"><text:bookmark-ref text:reference-format="chapter" text:ref-name="__RefHeading__4869_53554088">2.5.11</text:bookmark-ref></text:span><text:span text:style-name="T9">. <text:s/>The result is that those manufacture</text:span><text:change-start text:change-id="ct94433539550032"/><text:span text:style-name="T18">r</text:span><text:change-end text:change-id="ct94433539550032"/><text:span text:style-name="T9">s who happen to be earlier assignees of a unique </text:span><text:span text:style-name="T15">DCC </text:span><text:span text:style-name="T9">manufacture ID have a slight advantage in that they have two 24-bit regions assigned to them without having to explicit request assignment of a 2</text:span><text:span text:style-name="T19">nd</text:span><text:span text:style-name="T9"> 24-bit region. <text:s/>The reason for this is accidental. <text:s/>It was not known to the OpenLCB developers at the time of the first DCC manufacture ID based allocation what the scheme for long (16-bit) DCC manufacture ID allocation would be. <text:s/>When the long (16-bit) DCC manufacture allocation scheme became known, it also became clear that this scheme would not fit within the unassigned space remaining in the Manufacture Specific region.</text:span></text:p>
      <text:p text:style-name="P11"><text:span text:style-name="T9">The advantage posed by having two automatically allocated 24-bit DCC manufacture ID based regions is negligible. <text:s/>As stated in section </text:span><text:span text:style-name="T9"><text:bookmark-ref text:reference-format="chapter" text:ref-name="__RefHeading__4843_53554088">2.5.1</text:bookmark-ref></text:span><text:span text:style-name="T9">, </text:span><text:span text:style-name="T14">there is no shortage of 24-bit regions that can be assigned, and another 24-bit region can be assigned to any manufacture upon request.</text:span></text:p>
      <text:h text:style-name="P22" text:outline-level="3">Self-Assigning Groups</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non-technical reasons for wishing to use those same mechanisms to assign OpenLCB unique identifiers. Ranges of OpenLCB Unique Identifier<text:span text:style-name="T20">s</text:span> can be assigned to these groups, so that <text:span text:style-name="T20">members may </text:span>then use the<text:span text:style-name="T20">ir</text:span>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9">the</text:span> Standard.</text:p>
      <text:p text:style-name="P10">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22"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xml:id="list1960988403" text:style-name="L1">
        <text:list-item>
          <text:p text:style-name="P25">Not all IPv4 addresses are globally unique. <text:s/>Some IP addresses correspond to “private networks”, which are only locally unique. <text:s/>See RFC 1918 and RFC 3330 for more information. <text:s/>In addition, Microsoft defined a non-IETF “Automatic Private IP Addressing” mechanism for providing non-global IP addresses.</text:p>
        </text:list-item>
        <text:list-item>
          <text:p text:style-name="P25">A single computer may run several programs, so there still needs to be separate mechanism to provide a unique value for the lowest bytes of <text:span text:style-name="T9">the</text:span> ID. <text:s/>That involves a level of coordination across multiple software vendors that <text:span text:style-name="T26">i</text:span>s hard to imagine.</text:p>
        </text:list-item>
        <text:list-item>
          <text:p text:style-name="P25">IPv6 is coming. <text:s/>It provides addresses that are too large to use directly. Even before that happens, the various issues of IPv4 to IPv6 mapping raise all sorts of questions about uniqueness of IPv4 addresses.</text:p>
        </text:list-item>
        <text:list-item>
          <text:p text:style-name="P25">Even globally routable IPv4 addresses may not be unique over time. <text:s/>For example, DH<text:span text:style-name="T23">C</text:span>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provided from a specified range to ensure that <text:span text:style-name="T9">they are</text:span> unique when created. <text:s/>Each identifier is only <text:soft-page-break/>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prompting the user for a Unique Identifier assigned by one of the other mechanisms.</text:p>
      <text:h text:style-name="P22" text:outline-level="3">Specifically Assigned by Request</text:h>
      <text:p text:style-name="Standard">Users can request blocks of Unique Identifiers of various sizes. <text:s/>The small (256) and medium (65536) blocks are not scarce resources. Requests for these blocks should be routinely granted once <text:span text:style-name="T9">the</text:span> requester has been identified. The 24-bit blocks are slightly scarcer, but there are still almost 2<text:span text:style-name="T21">16</text:span> of them available by using additional values for byte 2. <text:s/></text:p>
      <text:p text:style-name="Standard">An automated system for requesting and obtaining unique ID ranges is available at <text:a xlink:type="simple" xlink:href="http://openlcb.org/trunk/web/requestuidrange.php" text:style-name="Internet_20_link" text:visited-style-name="Visited_20_Internet_20_Link">http://</text:a><text:a xlink:type="simple" xlink:href="http://openlcb.org/trunk/web/requestuidrange.php" text:style-name="Internet_20_link" text:visited-style-name="Visited_20_Internet_20_Link"><text:span text:style-name="T29">registry.</text:span></text:a><text:a xlink:type="simple" xlink:href="http://openlcb.org/trunk/web/requestuidrange.php" text:style-name="Internet_20_link" text:visited-style-name="Visited_20_Internet_20_Link">openlcb.</text:a><text:a xlink:type="simple" xlink:href="http://openlcb.org/trunk/web/requestuidrange.php" text:style-name="Internet_20_link" text:visited-style-name="Visited_20_Internet_20_Link">org</text:a> and subsequent pages. <text:s/></text:p>
      <text:h text:style-name="Heading_20_3" text:outline-level="3">Locomotive Control Systems</text:h>
      <text:p text:style-name="P17">Locomotive control was initially beyond the scope of OpenLCB development, but later work started to define OpenLCB methods for working with existing locomotive control systems. <text:s/>This section specifies ranges of Unique Identifiers that are reserved for the purpose of interfacing with locomotive control. <text:s/>The details of how they are to be used are specified elsewhere, but sufficient range has been reserved to allow providing locomotive control systems with Unique Identifiers. <text:s/>It is important to note that at the time of this document's publication, locomotive control does not require any of these Unique Identifiers. <text:s/>For this reason, this Unique Identifier range is considered <text:span text:style-name="T4">deprecated</text:span>. <text:s/><text:span text:style-name="T4">Do not use</text:span> these Unique Identifiers for any reason, they are <text:span text:style-name="T4">no longer valid</text:span>.</text:p>
      <text:h text:style-name="P22" text:outline-level="3">RFID and NFC</text:h>
      <text:p text:style-name="Standard">The RFID and NFC Unique Identifiers space is reserved to be used in future standards to be defined elsewhere.</text:p>
      <text:h text:style-name="Heading_20_3" text:outline-level="3">Temporary Assigned by Software at Runtime</text:h>
      <text:p text:style-name="P17">As described in the section <text:bookmark-ref text:reference-format="chapter" text:ref-name="__RefHeading__15522_1506266223">2.5.6</text:bookmark-ref><text:s/><text:bookmark-ref text:reference-format="text" text:ref-name="__RefHeading__15522_1506266223">Assigned by Software at Runtime</text:bookmark-ref><text:s/><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mechanisms, such as a TCP connection over the Internet may be <text:span text:style-name="T27">of </text:span>use <text:span text:style-name="T27">in implementation</text:span>. <text:s/>The <text:soft-page-break/>following list suggests implementation details that are not required, but might be considered when designing such a client server pair:</text:p>
      <text:list xml:id="list582909984" text:style-name="L2">
        <text:list-item>
          <text:p text:style-name="P26">Lease time can be extended through a renewal process.</text:p>
        </text:list-item>
        <text:list-item>
          <text:p text:style-name="P26">The server does not reassign a previously assigned <text:span text:style-name="T27">and currently expired </text:span>Unique Identifier until it has run through the entire pool allocated to it.</text:p>
        </text:list-item>
        <text:list-item>
          <text:p text:style-name="P26">The server allows the client to suggest a Unique Identifier that it would like f<text:span text:style-name="T22">r</text:span>om the server's pool.</text:p>
        </text:list-item>
        <text:list-item>
          <text:p text:style-name="P27">The server have persistent storage of current leases that it can can consult in case of a restart.</text:p>
        </text:list-item>
        <text:list-item>
          <text:p text:style-name="P26">The client remembers its last Unique Identifier assignment and suggests to the server to be re-assigned this Unique Identifier upon reset, power failure, or reconnection to the server following a previous disconnect.</text:p>
        </text:list-item>
      </text:list>
      <text:p text:style-name="P13">Use this pool with <text:span text:style-name="T4">caution</text:span>. <text:s/>Implementation mechanisms that make use of this pool are currently <text:span text:style-name="T4">experimental</text:span>. <text:s/><text:span text:style-name="T6">Because Unique Event Identifiers assigned out of this range could be captured and disseminated into use by nodes that could become unaware of </text:span><text:span text:style-name="T7">a</text:span><text:span text:style-name="T6"> lease expiration </text:span><text:span text:style-name="T7">and reassignment</text:span><text:span text:style-name="T6">, Unique Event Identifiers </text:span><text:span text:style-name="T8">are</text:span><text:span text:style-name="T6"> not </text:span><text:span text:style-name="T8">to</text:span><text:span text:style-name="T6"> be assigned out of this range</text:span><text:span text:style-name="T28">.</text:span></text:p>
      <text:h text:style-name="P24" text:outline-level="3"><text:bookmark-start text:name="__RefHeading__4869_53554088"/>Long (16-bit) NMRA DCC Manufacture Specific<text:bookmark-end text:name="__RefHeading__4869_53554088"/></text:h>
      <text:p text:style-name="P12">When it became known that the long (16-bit) NMRA DCC manufacture ID space would not fit within the unassigned space of the Manufacture Specific region described in section <text:bookmark-ref text:reference-format="chapter" text:ref-name="__RefHeading__4897_53554088">2.5.4</text:bookmark-ref>, this region was reserved to be assigned to DCC manufacture<text:change-start text:change-id="ct94433583534656"/><text:span text:style-name="T32">r</text:span><text:change-end text:change-id="ct94433583534656"/>s with a long (16-bit) DCC manufacture ID. <text:s/>Because all short (8-bit) DCC manufacturer IDs can all be represented as valid long (16-bit) DCC manufacture IDs by having the most significant of the long (16-bit) DCC manufacture ID set to 0x00, those manufacture<text:change-start text:change-id="ct94433543043280"/><text:span text:style-name="T32">r</text:span><text:change-end text:change-id="ct94433543043280"/>s with a short (8-bit) DCC manufacture ID have two 24-bit allocations assigned to them without having to explicitly request any <text:span text:style-name="T25">additional </text:span>allocation.</text:p>
      <text:h text:style-name="Heading_20_3" text:outline-level="3">Reserved Unique Identifiers</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Implementation Information</text:h>
      <text:p text:style-name="P8">Specific Unique Identifier assignments are stored in a MySQL database, <text:span text:style-name="T31">and t</text:span>he full list of assignments, includ<text:span text:style-name="T31">ing</text:span> overall ranges from the standard and ranges assigned for specific purposes and users can be found on the <text:span text:style-name="T30">http://registry.openlcb.org</text:span> website. <text:s/></text:p>
      <text:p text:style-name="P9">Automated allocation systems can be abused, and we don't want to give away large chunks of address space to automated requesters. <text:s/>All available <text:span text:style-name="T9">information about requests is logged. Users are asked for their name and contact information at the time of the request, which is also logged. <text:s/>Depending on experience with requests, an email challenge-response or other mechanism to ensure only valid requests get allocations </text:span><text:span text:style-name="T16">may need to be added in the future</text:span><text:span text:style-name="T9">.</text:span></text:p>
      <text:p text:style-name="P9"><text:span text:style-name="T16">Because of the inherent difficulties in protecting an SQL or other Internet accessible databases from abuse, both </text:span><text:span text:style-name="T17">intentionally </text:span><text:span text:style-name="T16">malicious and unintentional, an Unique Identifier Appendix document will </text:span><text:soft-page-break/><text:span text:style-name="T16">periodically be generated for the purposes of archival to a higher integrity revision control system. <text:s/>The Unique Identifier Appendix document is the final authority on assignments should the SQL database become corrupted creating a discrepancy between the two.</text:span></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s/>1 Introduction<text:tab/>1</text:p>
          <text:p text:style-name="P20"><text:s/>2 Annotations to the Standard<text:tab/>1</text:p>
          <text:p text:style-name="P18"><text:s/>2.1 Introduction<text:tab/>1</text:p>
          <text:p text:style-name="P18"><text:s/>2.2 Intended Use<text:tab/>1</text:p>
          <text:p text:style-name="P18"><text:s/>2.3 References and Context<text:tab/>1</text:p>
          <text:p text:style-name="P18"><text:s/>2.4 Format<text:tab/>1</text:p>
          <text:p text:style-name="P18"><text:s/>2.5 Allocation<text:tab/>2</text:p>
          <text:p text:style-name="P19"><text:s/>2.5.1 Overview<text:tab/>2</text:p>
          <text:p text:style-name="P19"><text:s/>2.5.2 Reserved Leading Zero<text:tab/>2</text:p>
          <text:p text:style-name="P19"><text:s/>2.5.3 Well-Known Global Identifiers<text:tab/>2</text:p>
          <text:p text:style-name="P19"><text:s/>2.5.4 Manufacturer Specific<text:tab/>3</text:p>
          <text:p text:style-name="P19"><text:s/>2.5.5 Self-Assigning Groups<text:tab/>3</text:p>
          <text:p text:style-name="P19"><text:s/>2.5.6 Assigned by Software at Runtime<text:tab/>4</text:p>
          <text:p text:style-name="P19"><text:s/>2.5.7 Specifically Assigned by Request<text:tab/>5</text:p>
          <text:p text:style-name="P19"><text:s/>2.5.8 Locomotive Control Systems<text:tab/>5</text:p>
          <text:p text:style-name="P19"><text:s/>2.5.9 RFID and NFC<text:tab/>5</text:p>
          <text:p text:style-name="P19"><text:s/>2.5.10 Temporary Assigned by Software at Runtime<text:tab/>5</text:p>
          <text:p text:style-name="P19"><text:s/>2.5.11 Long (16-bit) NMRA DCC Manufacture Specific<text:tab/>6</text:p>
          <text:p text:style-name="P19"><text:s/>2.5.12 Reserved Unique Identifiers<text:tab/>6</text:p>
          <text:p text:style-name="P20"><text:s/>3 Implementation Information<text:tab/>6</text:p>
        </text:index-body>
      </text:table-of-content>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32b206"/>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091d6"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32b206"/>
    </style:style>
    <style:style style:name="MT1" style:family="text">
      <style:text-properties fo:font-size="8pt" officeooo:rsid="0016888d" style:font-size-asian="8pt" style:font-size-complex="8pt"/>
    </style:style>
    <style:style style:name="MT2" style:family="text">
      <style:text-properties fo:font-size="8pt" officeooo:rsid="002091d6"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Technical Note<draw:custom-shape text:anchor-type="char" draw:z-index="6" draw:name="PowerPlusWaterMarkObject" draw:style-name="Mgr1" draw:text-style-name="MP3" svg:width="6.9248in" svg:height="2.315in" draw:transform="rotate (0.785398163397448) translate (0.195833333333333in 6.12986111111111in)"><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span text:style-name="Page_20_Number"><text:span text:style-name="MT2"><text:user-defined style:data-style-name="N0" text:name="OLCBdate">March, 2023</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6"><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March, 2023</text:user-defined></text:p>
            </table:table-cell>
            <table:table-cell table:style-name="Table1.C1" office:value-type="string">
              <text:p text:style-name="MP8"><text:user-defined style:data-style-name="N0" text:name="OLCBstatus">Adopted</text:user-defined></text:p>
            </table:table-cell>
          </table:table-row>
        </table:table>
        <text:p text:style-name="Header"><draw:custom-shape text:anchor-type="char" draw:z-index="7" draw:name="PowerPlusWaterMarkObject" draw:style-name="Mgr2" draw:text-style-name="MP3" svg:width="6.4996in" svg:height="2.1724in" draw:transform="rotate (0.785398163397448) translate (0.184027777777778in 5.55062882764654in)"><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span text:style-name="Page_20_Number"><text:span text:style-name="MT2"><text:user-defined style:data-style-name="N0" text:name="OLCBdate">March, 2023</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8"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9"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0" draw:name="PowerPlusWaterMarkObject" draw:style-name="Mgr3" draw:text-style-name="MP3" svg:width="4.4878in" svg:height="1.5004in" draw:transform="skewX (8.57291957593976E-017) 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1"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2" draw:name="PowerPlusWaterMarkObject" draw:style-name="Mgr4" draw:text-style-name="MP3" svg:width="7.3185in" svg:height="2.4469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3"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4"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5"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Unique Identifiers Technical Note</dc:title>
    <meta:initial-creator>Alex Shepherd</meta:initial-creator>
    <meta:creation-date>2009-01-22T07:11:27</meta:creation-date>
    <meta:editing-cycles>228</meta:editing-cycles>
    <meta:editing-duration>P1DT15H38M16S</meta:editing-duration>
    <meta:generator>LibreOffice/7.3.7.2$Linux_X86_64 LibreOffice_project/30$Build-2</meta:generator>
    <dc:date>2023-03-30T23:23:53.075305871</dc:date>
    <dc:subject> </dc:subject>
    <dc:creator>Stuart Baker</dc:creator>
    <meta:document-statistic meta:table-count="1" meta:image-count="1" meta:object-count="0" meta:page-count="8" meta:paragraph-count="101" meta:word-count="3169" meta:character-count="20104" meta:non-whitespace-character-count="16937"/>
    <meta:user-defined meta:name="OLCBdate">March, 2023</meta:user-defined>
    <meta:user-defined meta:name="OLCBstatus">Adopted</meta:user-defined>
    <meta:user-defined meta:name="OLCByear">2023</meta:user-defined>
  </office:meta>
</office:document-meta>
</file>